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4.157cm" fo:min-width="6.074cm" fo:padding-top="0.101cm" fo:padding-bottom="0.101cm" fo:padding-left="0.226cm" fo:padding-right="0.226cm" draw:shadow="hidden" draw:shadow-offset-x="0.305cm" draw:shadow-offset-y="0.305cm" draw:shadow-color="#808080"/>
    </style:style>
    <style:style style:name="gr2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3.87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3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3.87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4" style:family="graphic" style:parent-style-name="standard">
      <style:graphic-properties draw:stroke="solid" draw:stroke-dash="Dashed_20__28_var_29__20_6" svg:stroke-width="0.025cm" svg:stroke-color="#454c51" draw:marker-start-width="0.236cm" draw:marker-start-center="false" draw:marker-end-width="0.236cm" draw:marker-end-center="false" draw:fill="solid" draw:fill-color="#cccccd" draw:fill-image-width="0cm" draw:fill-image-height="0cm" draw:textarea-horizontal-align="right" draw:textarea-vertical-align="bottom" draw:auto-grow-height="false" draw:auto-grow-width="true" fo:min-height="1.121cm" fo:min-width="5.558cm" fo:padding-top="0.101cm" fo:padding-bottom="0.101cm" fo:padding-left="0.226cm" fo:padding-right="0.226cm" draw:shadow="hidden" draw:shadow-offset-x="0.305cm" draw:shadow-offset-y="0.305cm" draw:shadow-color="#808080"/>
    </style:style>
    <style:style style:name="gr5" style:family="graphic" style:parent-style-name="standard">
      <style:graphic-properties draw:stroke="solid" draw:stroke-dash="Dashed_20__28_var_29__20_7" svg:stroke-width="0.025cm" svg:stroke-color="#454c51" draw:marker-start-width="0.236cm" draw:marker-start-center="false" draw:marker-end-width="0.236cm" draw:marker-end-center="false" draw:fill="solid" draw:fill-color="#439539" draw:fill-image-width="0cm" draw:fill-image-height="0cm" draw:textarea-horizontal-align="justify" draw:textarea-vertical-align="middle" draw:auto-grow-height="false" draw:auto-grow-width="true" fo:min-height="0.191cm" fo:min-width="5.104cm" fo:padding-top="0.101cm" fo:padding-bottom="0.101cm" fo:padding-left="0.226cm" fo:padding-right="0.226cm" draw:shadow="hidden" draw:shadow-offset-x="0.305cm" draw:shadow-offset-y="0.305cm" draw:shadow-color="#808080"/>
    </style:style>
    <style:style style:name="gr6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e6ff00" draw:fill-image-width="0cm" draw:fill-image-height="0cm" draw:textarea-horizontal-align="center" draw:textarea-vertical-align="middle" draw:auto-grow-height="false" draw:auto-grow-width="true" fo:min-height="0.264cm" fo:min-width="5.558cm" fo:padding-top="0.101cm" fo:padding-bottom="0.101cm" fo:padding-left="0.226cm" fo:padding-right="0.226cm" draw:shadow="hidden" draw:shadow-offset-x="0.305cm" draw:shadow-offset-y="0.305cm" draw:shadow-color="#808080"/>
    </style:style>
    <style:style style:name="gr7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104cm" fo:min-width="5.558cm" fo:padding-top="0.101cm" fo:padding-bottom="0.101cm" fo:padding-left="0.226cm" fo:padding-right="0.226cm" draw:shadow="hidden" draw:shadow-offset-x="0.305cm" draw:shadow-offset-y="0.305cm" draw:shadow-color="#808080"/>
    </style:style>
    <style:style style:name="gr8" style:family="graphic" style:parent-style-name="standard">
      <style:graphic-properties draw:stroke="solid" draw:stroke-dash="Dashed_20__28_var_29__20_10" svg:stroke-width="0.025cm" svg:stroke-color="#454c51" draw:marker-start-width="0.236cm" draw:marker-start-center="false" draw:marker-end-width="0.236cm" draw:marker-end-center="false" draw:fill="solid" draw:fill-color="#ffff66" draw:fill-image-width="0cm" draw:fill-image-height="0cm" draw:textarea-horizontal-align="center" draw:textarea-vertical-align="middle" draw:auto-grow-height="false" draw:auto-grow-width="true" fo:min-height="0.104cm" fo:min-width="5.559cm" fo:padding-top="0.101cm" fo:padding-bottom="0.101cm" fo:padding-left="0.226cm" fo:padding-right="0.226cm" draw:shadow="hidden" draw:shadow-offset-x="0.305cm" draw:shadow-offset-y="0.305cm" draw:shadow-color="#808080"/>
    </style:style>
    <style:style style:name="gr9" style:family="graphic" style:parent-style-name="standard">
      <style:graphic-properties draw:stroke="solid" draw:stroke-dash="Dashed_20__28_var_29__20_11" svg:stroke-width="0.025cm" svg:stroke-color="#454c51" draw:marker-start-width="0.236cm" draw:marker-start-center="false" draw:marker-end-width="0.236cm" draw:marker-end-center="false" draw:fill="solid" draw:fill-color="#cccc00" draw:fill-image-width="0cm" draw:fill-image-height="0cm" draw:textarea-horizontal-align="center" draw:textarea-vertical-align="middle" draw:auto-grow-height="false" draw:auto-grow-width="true" fo:min-height="0.104cm" fo:min-width="5.559cm" fo:padding-top="0.101cm" fo:padding-bottom="0.101cm" fo:padding-left="0.226cm" fo:padding-right="0.226cm" draw:shadow="hidden" draw:shadow-offset-x="0.305cm" draw:shadow-offset-y="0.305cm" draw:shadow-color="#808080"/>
    </style:style>
    <style:style style:name="gr10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b3b300" draw:fill-image-width="0cm" draw:fill-image-height="0cm" draw:textarea-horizontal-align="center" draw:textarea-vertical-align="middle" draw:auto-grow-height="false" draw:auto-grow-width="true" fo:min-height="0.104cm" fo:min-width="5.559cm" fo:padding-top="0.101cm" fo:padding-bottom="0.101cm" fo:padding-left="0.226cm" fo:padding-right="0.226cm" draw:shadow="hidden" draw:shadow-offset-x="0.305cm" draw:shadow-offset-y="0.305cm" draw:shadow-color="#808080"/>
    </style:style>
    <style:style style:name="gr11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23ff23" draw:fill-image-width="0cm" draw:fill-image-height="0cm" draw:textarea-horizontal-align="center" draw:textarea-vertical-align="middle" draw:auto-grow-height="false" draw:auto-grow-width="true" fo:min-height="0.104cm" fo:min-width="5.558cm" fo:padding-top="0.101cm" fo:padding-bottom="0.101cm" fo:padding-left="0.226cm" fo:padding-right="0.226cm" draw:shadow="hidden" draw:shadow-offset-x="0.305cm" draw:shadow-offset-y="0.305cm" draw:shadow-color="#808080"/>
    </style:style>
    <style:style style:name="gr12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808019" draw:fill-image-width="0cm" draw:fill-image-height="0cm" draw:textarea-horizontal-align="center" draw:textarea-vertical-align="middle" draw:auto-grow-height="false" draw:auto-grow-width="true" fo:min-height="0.104cm" fo:min-width="5.558cm" fo:padding-top="0.101cm" fo:padding-bottom="0.101cm" fo:padding-left="0.226cm" fo:padding-right="0.226cm" draw:shadow="hidden" draw:shadow-offset-x="0.305cm" draw:shadow-offset-y="0.305cm" draw:shadow-color="#808080"/>
    </style:style>
    <style:style style:name="gr13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4.671cm" fo:min-width="6.713cm" fo:padding-top="0.101cm" fo:padding-bottom="0.101cm" fo:padding-left="0.226cm" fo:padding-right="0.226cm" draw:shadow="hidden" draw:shadow-offset-x="0.305cm" draw:shadow-offset-y="0.305cm" draw:shadow-color="#808080"/>
    </style:style>
    <style:style style:name="gr14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3.33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15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3.342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16" style:family="graphic" style:parent-style-name="standard">
      <style:graphic-properties draw:stroke="solid" draw:stroke-dash="Dashed_20__28_var_29__20_6" svg:stroke-width="0.025cm" svg:stroke-color="#454c51" draw:marker-start-width="0.236cm" draw:marker-start-center="false" draw:marker-end-width="0.236cm" draw:marker-end-center="false" draw:fill="solid" draw:fill-color="#cccccd" draw:fill-image-width="0cm" draw:fill-image-height="0cm" draw:textarea-horizontal-align="center" draw:textarea-vertical-align="bottom" draw:auto-grow-height="false" draw:auto-grow-width="true" fo:min-height="2.362cm" fo:min-width="5.882cm" fo:padding-top="0.101cm" fo:padding-bottom="0.101cm" fo:padding-left="0.226cm" fo:padding-right="0.226cm" draw:shadow="hidden" draw:shadow-offset-x="0.305cm" draw:shadow-offset-y="0.305cm" draw:shadow-color="#808080"/>
    </style:style>
    <style:style style:name="gr17" style:family="graphic" style:parent-style-name="standard">
      <style:graphic-properties draw:stroke="solid" draw:stroke-dash="Dashed_20__28_var_29__20_7" svg:stroke-width="0.025cm" svg:stroke-color="#454c51" draw:marker-start-width="0.236cm" draw:marker-start-center="false" draw:marker-end-width="0.236cm" draw:marker-end-center="false" draw:fill="solid" draw:fill-color="#439539" draw:fill-image-width="0cm" draw:fill-image-height="0cm" draw:textarea-horizontal-align="justify" draw:textarea-vertical-align="middle" draw:auto-grow-height="false" draw:auto-grow-width="true" fo:min-height="0.19cm" fo:min-width="5.104cm" fo:padding-top="0.101cm" fo:padding-bottom="0.101cm" fo:padding-left="0.226cm" fo:padding-right="0.226cm" draw:shadow="hidden" draw:shadow-offset-x="0.305cm" draw:shadow-offset-y="0.305cm" draw:shadow-color="#808080"/>
    </style:style>
    <style:style style:name="gr18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e6ff00" draw:fill-image-width="0cm" draw:fill-image-height="0cm" draw:textarea-horizontal-align="center" draw:textarea-vertical-align="middle" draw:auto-grow-height="false" draw:auto-grow-width="true" fo:min-height="0.252cm" fo:min-width="4.947cm" fo:padding-top="0.101cm" fo:padding-bottom="0.101cm" fo:padding-left="0.226cm" fo:padding-right="0.226cm" draw:shadow="hidden" draw:shadow-offset-x="0.305cm" draw:shadow-offset-y="0.305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d0e4a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3" style:family="paragraph">
      <loext:graphic-properties draw:fill="solid" draw:fill-color="#7ac14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4" style:family="paragraph">
      <loext:graphic-properties draw:fill="solid" draw:fill-color="#cccc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5" style:family="paragraph">
      <loext:graphic-properties draw:fill="solid" draw:fill-color="#439539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6" style:family="paragraph">
      <loext:graphic-properties draw:fill="solid" draw:fill-color="#e6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7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8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9" style:family="paragraph">
      <loext:graphic-properties draw:fill="solid" draw:fill-color="#cc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0" style:family="paragraph">
      <loext:graphic-properties draw:fill="solid" draw:fill-color="#b3b3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1" style:family="paragraph">
      <loext:graphic-properties draw:fill="solid" draw:fill-color="#23ff2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2" style:family="paragraph">
      <loext:graphic-properties draw:fill="solid" draw:fill-color="#80801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3" style:family="paragraph">
      <loext:graphic-properties draw:fill="solid" draw:fill-color="#cccc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4" style:family="paragraph">
      <loext:graphic-properties draw:fill="solid" draw:fill-color="#439539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5" style:family="paragraph">
      <loext:graphic-properties draw:fill="solid" draw:fill-color="#e6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T4" style:family="text"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4.493cm" svg:x="4.287cm" svg:y="11.494cm">
          <text:p text:style-name="P1"><text:span text:style-name="T1">Pacemaker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76cm" svg:height="4.295cm" svg:x="4.436cm" svg:y="11.582cm">
          <text:p text:style-name="P1"><text:span text:style-name="T2">Control 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4.295cm" svg:x="8.504cm" svg:y="11.573cm">
          <text:p text:style-name="P1"><text:span text:style-name="T2">N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01cm" svg:height="1.323cm" svg:x="4.412cm" svg:y="13cm">
          <text:p text:style-name="P1"><text:span text:style-name="T3">DRB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55cm" svg:height="0.744cm" svg:x="4.626cm" svg:y="13.164cm">
          <text:p text:style-name="P1"><text:span text:style-name="T4">Postgre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6" draw:layer="layout" svg:width="6.01cm" svg:height="0.466cm" svg:x="4.412cm" svg:y="12.395cm">
          <text:p text:style-name="P1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01cm" svg:height="0.306cm" svg:x="4.412cm" svg:y="14.018cm">
          <text:p text:style-name="P1"><text:span text:style-name="T2">Keyston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011cm" svg:height="0.306cm" svg:x="4.411cm" svg:y="13.632cm">
          <text:p text:style-name="P1"><text:span text:style-name="T2">Glan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011cm" svg:height="0.306cm" svg:x="4.411cm" svg:y="13.246cm">
          <text:p text:style-name="P1"><text:span text:style-name="T2">Nov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011cm" svg:height="0.306cm" svg:x="4.411cm" svg:y="12.861cm">
          <text:p text:style-name="P1"><text:span text:style-name="T2">Dashbo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01cm" svg:height="0.306cm" svg:x="4.412cm" svg:y="12.475cm">
          <text:p text:style-name="P1"><text:span text:style-name="T2">Cin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01cm" svg:height="0.306cm" svg:x="4.412cm" svg:y="12.089cm">
          <text:p text:style-name="P1"><text:span text:style-name="T2">Neutr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.313cm" svg:height="5.021cm" svg:x="3.634cm" svg:y="11.495cm">
          <text:p text:style-name="P1"><text:span text:style-name="T1">Database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276cm" svg:height="3.755cm" svg:x="3.936cm" svg:y="11.685cm">
          <text:p text:style-name="P1"><text:span text:style-name="T2"><text:s/></text:span><text:span text:style-name="T2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2.276cm" svg:height="3.766cm" svg:x="8.304cm" svg:y="11.674cm">
          <text:p text:style-name="P1"><text:span text:style-name="T2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6.334cm" svg:height="2.564cm" svg:x="4.087cm" svg:y="12.395cm">
          <text:p text:style-name="P1"><text:span text:style-name="T5">DRBD or shared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5.555cm" svg:height="0.743cm" svg:x="4.477cm" svg:y="13.403cm">
          <text:p text:style-name="P1"><text:span text:style-name="T6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draw:layer="layout" svg:width="5.399cm" svg:height="0.454cm" svg:x="4.555cm" svg:y="12.677cm">
          <text:p text:style-name="P1"><text:span text:style-name="T7">Message Que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2T10:54:41.246174916</meta:creation-date>
    <dc:date>2016-04-12T10:55:02.855775612</dc:date>
    <dc:creator>Adam Spiers</dc:creator>
    <meta:editing-duration>PT21S</meta:editing-duration>
    <meta:editing-cycles>1</meta:editing-cycles>
    <meta:document-statistic meta:object-count="18"/>
    <meta:generator>LibreOffice/5.0.4.2$Linux_X86_64 LibreOffice_project/00m0$Build-2</meta:generator>
  </office:meta>
</office:document-meta>
</file>